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weight="bold" officeooo:rsid="001e215e" officeooo:paragraph-rsid="001e215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 Light" fo:font-weight="normal" officeooo:rsid="001e215e" officeooo:paragraph-rsid="001e215e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 Light" fo:font-weight="normal" officeooo:rsid="001357bb" officeooo:paragraph-rsid="001357bb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" fo:font-weight="normal" officeooo:rsid="001357bb" officeooo:paragraph-rsid="001357bb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alibri Light" fo:font-size="13pt" fo:font-weight="bold" officeooo:rsid="001e215e" officeooo:paragraph-rsid="001e215e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66666" loext:opacity="100%" style:font-name="Calibri Light" fo:font-size="10pt" fo:font-style="normal" fo:font-weight="normal" officeooo:rsid="001b8dc2" officeooo:paragraph-rsid="001e215e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66666" loext:opacity="100%" style:font-name="Calibri Light" fo:font-size="10pt" fo:font-style="normal" fo:font-weight="normal" officeooo:rsid="001b8dc2" officeooo:paragraph-rsid="001fab24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66666" loext:opacity="100%" style:font-name="Calibri Light" fo:font-size="10pt" fo:font-style="normal" fo:font-weight="normal" officeooo:rsid="001b8dc2" officeooo:paragraph-rsid="001fab24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" fo:font-weight="normal" officeooo:rsid="001b8dc2" officeooo:paragraph-rsid="001e215e" style:font-weight-asian="normal" style:font-weight-complex="normal"/>
    </style:style>
    <style:style style:name="T1" style:family="text">
      <style:text-properties fo:color="#000000" loext:opacity="100%" fo:font-size="12pt" fo:font-weight="bold" officeooo:rsid="001e215e" style:font-size-asian="12pt" style:font-weight-asian="bold" style:font-size-complex="12pt" style:font-weight-complex="bold"/>
    </style:style>
    <style:style style:name="T2" style:family="text">
      <style:text-properties fo:color="#000000" loext:opacity="100%" fo:font-size="12pt" style:font-size-asian="12pt" style:font-size-complex="12pt"/>
    </style:style>
    <style:style style:name="T3" style:family="text">
      <style:text-properties fo:color="#000000" loext:opacity="100%" fo:font-size="12pt" officeooo:rsid="001e215e" style:font-size-asian="12pt" style:font-size-complex="12pt"/>
    </style:style>
    <style:style style:name="T4" style:family="text">
      <style:text-properties fo:color="#000000" loext:opacity="100%" fo:font-size="12pt" fo:font-style="normal" fo:font-weight="bold" officeooo:rsid="001e215e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color="#000000" loext:opacity="100%" fo:font-size="12pt" fo:font-style="normal" officeooo:rsid="001e215e" style:font-size-asian="12pt" style:font-style-asian="normal" style:font-size-complex="12pt" style:font-style-complex="normal"/>
    </style:style>
    <style:style style:name="T6" style:family="text">
      <style:text-properties fo:color="#000000" loext:opacity="100%" fo:font-size="11pt" style:font-size-asian="11pt" style:font-size-complex="11pt"/>
    </style:style>
    <style:style style:name="T7" style:family="text">
      <style:text-properties fo:color="#000000" loext:opacity="100%" fo:font-size="11pt" fo:font-weight="bold" officeooo:rsid="001e215e" style:font-size-asian="11pt" style:font-weight-asian="bold" style:font-size-complex="11pt" style:font-weight-complex="bold"/>
    </style:style>
    <style:style style:name="T8" style:family="text">
      <style:text-properties officeooo:rsid="00215c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unciones MySQL</text:p>
      <text:p text:style-name="P1"/>
      <text:p text:style-name="P2">Corrige las siguientes funciones implementadas en MySQL y explica brevemente la función que realiza cada una de ellas.</text:p>
      <text:p text:style-name="P3"/>
      <text:p text:style-name="P6"><text:span text:style-name="T1">Ejercicio 1.-</text:span><text:span text:style-name="T3"> </text:span></text:p>
      <text:p text:style-name="P6"><text:line-break/>delimiter<text:line-break/>create function `ejercicio7`(nom varchar(15), apellido varchar(15)) returns varchar(50) <text:span text:style-name="T8">DETERMINISTIC</text:span><text:line-break/>begin<text:line-break/>declare resultado varchar(<text:span text:style-name="T8">2</text:span>0);<text:line-break/><text:line-break/>set resultado=concat("Bienvenido ", nom, " ", apellido,"!!");<text:line-break/><text:line-break/>return resultado;<text:line-break/>end<text:line-break/><text:line-break/>select ejercicio7("jon", "zamora");</text:p>
      <text:p text:style-name="P4"/>
      <text:p text:style-name="P9"><text:span text:style-name="T4">Ejercicio 2.-</text:span><text:span text:style-name="T5"> </text:span></text:p>
      <text:p text:style-name="P7"><text:line-break/>delimiter //<text:line-break/>create funtion `ejercicio1`(num1 int, operacion varchar(15)) returns <text:span text:style-name="T8">VARCHAR(20)</text:span> NO SQL<text:line-break/>begin<text:line-break/><text:line-break/>if operacion="suma" then<text:line-break/><text:tab/>set resultado=num1+num2;<text:line-break/>elseif operacion="resta" then<text:line-break/><text:tab/>set resultado=num1-num2;<text:line-break/>elseif operacion="division" then<text:line-break/><text:tab/>set resultado=num1 div num2;<text:line-break/>elseif operacion="multiplicacion" then<text:line-break/><text:tab/>set resultado=num1*num2;<text:line-break/>end if;<text:line-break/>return resultado;<text:line-break/>end //<text:line-break/></text:p>
      <text:p text:style-name="P7"><text:span text:style-name="T1">Ejercicio 3.- </text:span></text:p>
      <text:p text:style-name="P6"><text:line-break/>delimiter //<text:line-break/>create function `ejercicio2`(num1 int) returns int NO SQL<text:line-break/>declare resultado int;<text:line-break/><text:line-break/><text:span text:style-name="T8">r</text:span>esultado=power(num1, 2);<text:line-break/>return resultado;<text:line-break/>end //<text:line-break/><text:line-break/><text:span text:style-name="T7">Ejercicio 4.- </text:span></text:p>
      <text:p text:style-name="P7"><text:line-break/>delimiter //<text:line-break/>create function `ejercicio3`(num1 int, operacion varchar(10)) returns int NO SQL<text:line-break/>begin<text:line-break/><text:span text:style-name="T8">set</text:span> resultado int<text:line-break/><text:line-break/>if operacion="potencia"<text:line-break/><text:tab/>set resultado=power(num1, 2);<text:line-break/>elseif operacion="raiz"<text:line-break/><text:tab/>set resultado=sqrt(num1);<text:line-break/>end if;<text:line-break/> <text:s text:c="3"/><text:line-break/>return resultado;<text:line-break/>end //<text:line-break/></text:p>
      <text:p text:style-name="P7"><text:soft-page-break/><text:span text:style-name="T1">Ejercicio 5.-</text:span><text:span text:style-name="T3"> </text:span></text:p>
      <text:p text:style-name="P6"><text:line-break/>delimiter<text:line-break/>function `ejercicio6`(num1 int) returns <text:span text:style-name="T8">int</text:span>(15) NO SQL<text:line-break/>begin<text:line-break/>declare resultado <text:span text:style-name="T8">int</text:span>(15);<text:line-break/>declare aleatorio int;<text:line-break/><text:line-break/>set aleatorio=rand<text:span text:style-name="T8">om</text:span>()*(10-1)+1;<text:line-break/><text:line-break/>if aleatorio=num1 then<text:line-break/><text:tab/>set resultado="Has acertado"<text:line-break/>else if aleatorio <text:span text:style-name="T8">distinct </text:span>num1 <text:s/>then<text:line-break/><text:tab/>set resultado="Has fallado"<text:line-break/>end if;<text:line-break/><text:line-break/>return resultado<text:line-break/>end<text:line-break/></text:p>
      <text:p text:style-name="P6"><text:line-break/><text:span text:style-name="T1">Ejercicio 6.-</text:span><text:span text:style-name="T3"> </text:span><text:line-break/><text:line-break/>delimiter //<text:line-break/>create function `ejercicio5`() returns varchar(50) <text:span text:style-name="T8">DETERMINISTIC</text:span><text:line-break/><text:line-break/>resultado varchar(<text:span text:style-name="T8">2</text:span>0);<text:line-break/>numero int;<text:line-break/><text:span text:style-name="T8">R</text:span>esto int;<text:line-break/><text:line-break/>numero=30;<text:line-break/><text:line-break/>set resto=mod(numero, num1);<text:line-break/><text:line-break/>if resto=0 then<text:line-break/><text:tab/>set resultado=concat("el numero es divisible por ", num1);<text:line-break/>elseif resto&lt;&gt;0 then<text:line-break/><text:tab/>set resultado=concat("el numero no es divisible por ", num1);<text:line-break/>end if;<text:line-break/><text:line-break/>return resultado;<text:line-break/>end //<text:line-break/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3-11T19:39:28.292000000</meta:creation-date>
    <dc:date>2023-02-06T13:28:33.292000000</dc:date>
    <meta:editing-duration>PT17M49S</meta:editing-duration>
    <meta:editing-cycles>4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12" meta:word-count="234" meta:character-count="1952" meta:non-whitespace-character-count="1680"/>
  </office:meta>
</office:document-meta>
</file>